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7000003BDBE04157B.png"/>
  <manifest:file-entry manifest:media-type="image/png" manifest:full-path="Pictures/10000201000002AE000003BF8120C27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763cm" draw:z-index="0"><draw:image xlink:href="Pictures/10000201000002AE000003BF8120C275.png" xlink:type="simple" xlink:show="embed" xlink:actuate="onLoad"/></draw:frame></text:p>
      <text:p text:style-name="Standard"/>
      <text:p text:style-name="Standard"/>
      <text:p text:style-name="Standard"><draw:frame draw:style-name="fr2" draw:name="graphics2" text:anchor-type="paragraph" svg:width="16.999cm" svg:height="22.879cm" draw:z-index="1"><draw:image xlink:href="Pictures/10000201000002C7000003BDBE04157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9S</meta:editing-duration>
    <meta:editing-cycles>4</meta:editing-cycles>
    <meta:generator>OpenOffice/4.1.3$Win32 OpenOffice.org_project/413m1$Build-9783</meta:generator>
    <dc:date>2018-01-20T16:31:36.74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